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style:min-row-height="0.138cm" fo:keep-together="auto"/>
    </style:style>
    <style:style style:name="Table1.A30"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rsid="44abd523" officeooo:paragraph-rsid="44abd523"/>
    </style:style>
    <style:style style:name="P10" style:family="paragraph" style:parent-style-name="Text_20_body">
      <style:text-properties officeooo:rsid="44ac9524" officeooo:paragraph-rsid="44ac9524"/>
    </style:style>
    <style:style style:name="P11" style:family="paragraph" style:parent-style-name="Text_20_body">
      <style:text-properties officeooo:rsid="44ae9938" officeooo:paragraph-rsid="44ae9938"/>
    </style:style>
    <style:style style:name="P12" style:family="paragraph" style:parent-style-name="Text_20_body">
      <style:text-properties officeooo:rsid="44b0ecb3" officeooo:paragraph-rsid="452eaa7c"/>
    </style:style>
    <style:style style:name="P13" style:family="paragraph" style:parent-style-name="Text_20_body">
      <style:text-properties officeooo:rsid="448b8cbd" officeooo:paragraph-rsid="448b8cbd"/>
    </style:style>
    <style:style style:name="P14" style:family="paragraph" style:parent-style-name="Text_20_body">
      <style:text-properties officeooo:rsid="44bf46b9" officeooo:paragraph-rsid="44bf46b9"/>
    </style:style>
    <style:style style:name="P15" style:family="paragraph" style:parent-style-name="Text_20_body">
      <style:text-properties officeooo:rsid="44c17ef9" officeooo:paragraph-rsid="44c17ef9"/>
    </style:style>
    <style:style style:name="P16" style:family="paragraph" style:parent-style-name="Text_20_body">
      <style:text-properties officeooo:rsid="44df5743" officeooo:paragraph-rsid="44df5743"/>
    </style:style>
    <style:style style:name="P17" style:family="paragraph" style:parent-style-name="Text_20_body">
      <style:text-properties officeooo:rsid="44eda4c9" officeooo:paragraph-rsid="44eda4c9"/>
    </style:style>
    <style:style style:name="P18" style:family="paragraph" style:parent-style-name="Text_20_body">
      <style:text-properties officeooo:rsid="44f4a3d6" officeooo:paragraph-rsid="44f4a3d6"/>
    </style:style>
    <style:style style:name="P19" style:family="paragraph" style:parent-style-name="Text_20_body">
      <style:text-properties officeooo:rsid="44ff6856" officeooo:paragraph-rsid="451409c4"/>
    </style:style>
    <style:style style:name="P20" style:family="paragraph" style:parent-style-name="Text_20_body">
      <style:text-properties officeooo:paragraph-rsid="45056573"/>
    </style:style>
    <style:style style:name="P21" style:family="paragraph" style:parent-style-name="Text_20_body">
      <style:text-properties officeooo:rsid="4514d6e9" officeooo:paragraph-rsid="4514d6e9"/>
    </style:style>
    <style:style style:name="P22" style:family="paragraph" style:parent-style-name="Text_20_body">
      <style:text-properties officeooo:rsid="44ec1f8c" officeooo:paragraph-rsid="4515bf87"/>
    </style:style>
    <style:style style:name="P23" style:family="paragraph" style:parent-style-name="Text_20_body">
      <style:text-properties officeooo:rsid="44e8f1bc" officeooo:paragraph-rsid="45197c0c"/>
    </style:style>
    <style:style style:name="P24" style:family="paragraph" style:parent-style-name="Text_20_body">
      <style:text-properties officeooo:rsid="44e312f8" officeooo:paragraph-rsid="45197c0c"/>
    </style:style>
    <style:style style:name="P25" style:family="paragraph" style:parent-style-name="Text_20_body">
      <style:text-properties officeooo:rsid="451afc3a" officeooo:paragraph-rsid="451afc3a"/>
    </style:style>
    <style:style style:name="P26" style:family="paragraph" style:parent-style-name="Text_20_body">
      <style:text-properties officeooo:rsid="452c8abd" officeooo:paragraph-rsid="452c8abd"/>
    </style:style>
    <style:style style:name="P27" style:family="paragraph" style:parent-style-name="Text_20_body">
      <style:text-properties fo:font-style="normal" officeooo:rsid="44e8f1bc" officeooo:paragraph-rsid="44e8f1bc" style:font-style-asian="normal" style:font-style-complex="normal"/>
    </style:style>
    <style:style style:name="P28" style:family="paragraph" style:parent-style-name="Text_20_body">
      <style:text-properties officeooo:rsid="44cd4b51" officeooo:paragraph-rsid="452eaa7c"/>
    </style:style>
    <style:style style:name="P29" style:family="paragraph" style:parent-style-name="Table_20_Contents">
      <style:paragraph-properties fo:text-align="center" style:justify-single-word="false"/>
      <style:text-properties officeooo:paragraph-rsid="43e1de77"/>
    </style:style>
    <style:style style:name="P30" style:family="paragraph" style:parent-style-name="Table_20_Contents">
      <style:paragraph-properties fo:text-align="center" style:justify-single-word="false"/>
      <style:text-properties officeooo:paragraph-rsid="43bc8ce0"/>
    </style:style>
    <style:style style:name="P31" style:family="paragraph" style:parent-style-name="Table_20_Contents">
      <style:paragraph-properties fo:text-align="center" style:justify-single-word="false"/>
      <style:text-properties officeooo:paragraph-rsid="43be0f7b"/>
    </style:style>
    <style:style style:name="P32" style:family="paragraph" style:parent-style-name="Table_20_Contents">
      <style:paragraph-properties fo:text-align="center" style:justify-single-word="false"/>
      <style:text-properties officeooo:paragraph-rsid="43bebc20"/>
    </style:style>
    <style:style style:name="P33" style:family="paragraph" style:parent-style-name="Table_20_Contents">
      <style:paragraph-properties fo:text-align="center" style:justify-single-word="false"/>
      <style:text-properties officeooo:paragraph-rsid="447c3df5"/>
    </style:style>
    <style:style style:name="P34" style:family="paragraph" style:parent-style-name="Table_20_Contents">
      <style:text-properties officeooo:rsid="108252a0" officeooo:paragraph-rsid="4399fd83"/>
    </style:style>
    <style:style style:name="P35" style:family="paragraph" style:parent-style-name="Table_20_Contents">
      <style:text-properties officeooo:rsid="108252a0" officeooo:paragraph-rsid="4444f001"/>
    </style:style>
    <style:style style:name="P36" style:family="paragraph" style:parent-style-name="Table_20_Contents">
      <style:text-properties fo:font-style="italic" officeooo:rsid="108252a0" officeooo:paragraph-rsid="4399fd83" style:font-style-asian="italic" style:font-style-complex="italic"/>
    </style:style>
    <style:style style:name="P37" style:family="paragraph" style:parent-style-name="Table_20_Contents">
      <style:paragraph-properties fo:text-align="center" style:justify-single-word="false"/>
      <style:text-properties officeooo:rsid="439c3be6" officeooo:paragraph-rsid="439c3be6"/>
    </style:style>
    <style:style style:name="P38" style:family="paragraph" style:parent-style-name="Table_20_Contents">
      <style:paragraph-properties fo:text-align="center" style:justify-single-word="false"/>
      <style:text-properties officeooo:rsid="43a66cd9" officeooo:paragraph-rsid="43a66cd9"/>
    </style:style>
    <style:style style:name="P39" style:family="paragraph" style:parent-style-name="Table_20_Contents">
      <style:text-properties officeooo:rsid="43a66cd9" officeooo:paragraph-rsid="43a66cd9"/>
    </style:style>
    <style:style style:name="P40" style:family="paragraph" style:parent-style-name="Table_20_Contents">
      <style:text-properties officeooo:rsid="43a8ce06" officeooo:paragraph-rsid="43a8ce06"/>
    </style:style>
    <style:style style:name="P41" style:family="paragraph" style:parent-style-name="Table_20_Contents">
      <style:paragraph-properties fo:text-align="center" style:justify-single-word="false"/>
      <style:text-properties officeooo:rsid="43a8ce06" officeooo:paragraph-rsid="43a8ce06"/>
    </style:style>
    <style:style style:name="P42" style:family="paragraph" style:parent-style-name="Table_20_Contents">
      <style:paragraph-properties fo:text-align="center" style:justify-single-word="false"/>
      <style:text-properties officeooo:rsid="43aa37db" officeooo:paragraph-rsid="43aa37db"/>
    </style:style>
    <style:style style:name="P43" style:family="paragraph" style:parent-style-name="Table_20_Contents">
      <style:paragraph-properties fo:text-align="center" style:justify-single-word="false"/>
      <style:text-properties officeooo:rsid="43ac6315" officeooo:paragraph-rsid="43ac6315"/>
    </style:style>
    <style:style style:name="P44" style:family="paragraph" style:parent-style-name="Table_20_Contents">
      <style:paragraph-properties fo:text-align="center" style:justify-single-word="false"/>
      <style:text-properties officeooo:rsid="43acd72d" officeooo:paragraph-rsid="43acd72d"/>
    </style:style>
    <style:style style:name="P45" style:family="paragraph" style:parent-style-name="Table_20_Contents">
      <style:paragraph-properties fo:text-align="center" style:justify-single-word="false"/>
      <style:text-properties officeooo:rsid="43b07fc1" officeooo:paragraph-rsid="43b07fc1"/>
    </style:style>
    <style:style style:name="P46" style:family="paragraph" style:parent-style-name="Table_20_Contents">
      <style:paragraph-properties fo:text-align="center" style:justify-single-word="false"/>
      <style:text-properties officeooo:rsid="43b46930" officeooo:paragraph-rsid="43b46930"/>
    </style:style>
    <style:style style:name="P47" style:family="paragraph" style:parent-style-name="Table_20_Contents">
      <style:text-properties officeooo:rsid="43b46930" officeooo:paragraph-rsid="43b46930"/>
    </style:style>
    <style:style style:name="P48" style:family="paragraph" style:parent-style-name="Table_20_Contents">
      <style:paragraph-properties fo:text-align="center" style:justify-single-word="false"/>
      <style:text-properties officeooo:rsid="43b55913" officeooo:paragraph-rsid="43b55913"/>
    </style:style>
    <style:style style:name="P49" style:family="paragraph" style:parent-style-name="Table_20_Contents">
      <style:paragraph-properties fo:text-align="center" style:justify-single-word="false"/>
      <style:text-properties officeooo:rsid="43b90ae1" officeooo:paragraph-rsid="43b90ae1"/>
    </style:style>
    <style:style style:name="P50" style:family="paragraph" style:parent-style-name="Table_20_Contents">
      <style:text-properties officeooo:rsid="43bc8ce0" officeooo:paragraph-rsid="43bc8ce0"/>
    </style:style>
    <style:style style:name="P51" style:family="paragraph" style:parent-style-name="Table_20_Contents">
      <style:paragraph-properties fo:text-align="center" style:justify-single-word="false"/>
      <style:text-properties officeooo:rsid="43bc8ce0" officeooo:paragraph-rsid="43bc8ce0"/>
    </style:style>
    <style:style style:name="P52" style:family="paragraph" style:parent-style-name="Table_20_Contents">
      <style:text-properties officeooo:rsid="43be0f7b" officeooo:paragraph-rsid="43be0f7b"/>
    </style:style>
    <style:style style:name="P53" style:family="paragraph" style:parent-style-name="Table_20_Contents">
      <style:text-properties officeooo:rsid="43bebc20" officeooo:paragraph-rsid="43bebc20"/>
    </style:style>
    <style:style style:name="P54" style:family="paragraph" style:parent-style-name="Table_20_Contents">
      <style:paragraph-properties fo:text-align="center" style:justify-single-word="false"/>
      <style:text-properties officeooo:rsid="43d5e119" officeooo:paragraph-rsid="43d5e119"/>
    </style:style>
    <style:style style:name="P55" style:family="paragraph" style:parent-style-name="Table_20_Contents">
      <style:text-properties officeooo:rsid="43d5e119" officeooo:paragraph-rsid="43d5e119"/>
    </style:style>
    <style:style style:name="P56" style:family="paragraph" style:parent-style-name="Table_20_Contents">
      <style:text-properties officeooo:rsid="43e18d8a" officeooo:paragraph-rsid="43e18d8a"/>
    </style:style>
    <style:style style:name="P57" style:family="paragraph" style:parent-style-name="Table_20_Contents">
      <style:paragraph-properties fo:text-align="center" style:justify-single-word="false"/>
      <style:text-properties officeooo:rsid="43e18d8a" officeooo:paragraph-rsid="43e18d8a"/>
    </style:style>
    <style:style style:name="P58" style:family="paragraph" style:parent-style-name="Table_20_Contents">
      <style:text-properties officeooo:rsid="43e1de77" officeooo:paragraph-rsid="43e1de77"/>
    </style:style>
    <style:style style:name="P59" style:family="paragraph" style:parent-style-name="Table_20_Contents">
      <style:paragraph-properties fo:text-align="center" style:justify-single-word="false"/>
      <style:text-properties officeooo:rsid="43e1de77" officeooo:paragraph-rsid="43e1de77"/>
    </style:style>
    <style:style style:name="P60" style:family="paragraph" style:parent-style-name="Table_20_Contents">
      <style:text-properties officeooo:rsid="43e237d7" officeooo:paragraph-rsid="43e237d7"/>
    </style:style>
    <style:style style:name="P61" style:family="paragraph" style:parent-style-name="Table_20_Contents">
      <style:paragraph-properties fo:text-align="center" style:justify-single-word="false"/>
      <style:text-properties officeooo:rsid="43e3c914" officeooo:paragraph-rsid="43e3c914"/>
    </style:style>
    <style:style style:name="P62" style:family="paragraph" style:parent-style-name="Table_20_Contents">
      <style:paragraph-properties fo:text-align="center" style:justify-single-word="false"/>
      <style:text-properties officeooo:rsid="43e4f404" officeooo:paragraph-rsid="43e4f404"/>
    </style:style>
    <style:style style:name="P63" style:family="paragraph" style:parent-style-name="Table_20_Contents">
      <style:paragraph-properties fo:text-align="center" style:justify-single-word="false"/>
      <style:text-properties officeooo:rsid="43e55a5d" officeooo:paragraph-rsid="43e55a5d"/>
    </style:style>
    <style:style style:name="P64" style:family="paragraph" style:parent-style-name="Table_20_Contents">
      <style:paragraph-properties fo:text-align="center" style:justify-single-word="false"/>
      <style:text-properties officeooo:rsid="43e6eb1a" officeooo:paragraph-rsid="43e6eb1a"/>
    </style:style>
    <style:style style:name="P65" style:family="paragraph" style:parent-style-name="Table_20_Contents">
      <style:paragraph-properties fo:text-align="center" style:justify-single-word="false"/>
      <style:text-properties officeooo:rsid="43e8c9c5" officeooo:paragraph-rsid="43e8c9c5"/>
    </style:style>
    <style:style style:name="P66" style:family="paragraph" style:parent-style-name="Table_20_Contents">
      <style:text-properties officeooo:rsid="4409bbf9" officeooo:paragraph-rsid="4409bbf9"/>
    </style:style>
    <style:style style:name="P67" style:family="paragraph" style:parent-style-name="Table_20_Contents">
      <style:paragraph-properties fo:text-align="center" style:justify-single-word="false"/>
      <style:text-properties officeooo:rsid="44349e71" officeooo:paragraph-rsid="44349e71"/>
    </style:style>
    <style:style style:name="P68" style:family="paragraph" style:parent-style-name="Table_20_Contents">
      <style:paragraph-properties fo:text-align="center" style:justify-single-word="false"/>
      <style:text-properties officeooo:rsid="4444f001" officeooo:paragraph-rsid="4444f001"/>
    </style:style>
    <style:style style:name="P69" style:family="paragraph" style:parent-style-name="Table_20_Contents">
      <style:text-properties officeooo:rsid="4448534d" officeooo:paragraph-rsid="4448534d"/>
    </style:style>
    <style:style style:name="P70" style:family="paragraph" style:parent-style-name="Table_20_Contents">
      <style:paragraph-properties fo:text-align="center" style:justify-single-word="false"/>
      <style:text-properties officeooo:rsid="4448534d" officeooo:paragraph-rsid="4448534d"/>
    </style:style>
    <style:style style:name="P71" style:family="paragraph" style:parent-style-name="Table_20_Contents">
      <style:text-properties officeooo:rsid="4449c5e0" officeooo:paragraph-rsid="4449c5e0"/>
    </style:style>
    <style:style style:name="P72" style:family="paragraph" style:parent-style-name="Table_20_Contents">
      <style:paragraph-properties fo:text-align="center" style:justify-single-word="false"/>
      <style:text-properties officeooo:rsid="4449c5e0" officeooo:paragraph-rsid="4449c5e0"/>
    </style:style>
    <style:style style:name="P73" style:family="paragraph" style:parent-style-name="Table_20_Contents">
      <style:text-properties officeooo:rsid="444a2efa" officeooo:paragraph-rsid="444a2efa"/>
    </style:style>
    <style:style style:name="P74" style:family="paragraph" style:parent-style-name="Table_20_Contents">
      <style:paragraph-properties fo:text-align="center" style:justify-single-word="false"/>
      <style:text-properties officeooo:rsid="444a2efa" officeooo:paragraph-rsid="444a2efa"/>
    </style:style>
    <style:style style:name="P75" style:family="paragraph" style:parent-style-name="Table_20_Contents">
      <style:text-properties officeooo:rsid="444ac5d9" officeooo:paragraph-rsid="444ac5d9"/>
    </style:style>
    <style:style style:name="P76" style:family="paragraph" style:parent-style-name="Table_20_Contents">
      <style:paragraph-properties fo:text-align="center" style:justify-single-word="false"/>
      <style:text-properties officeooo:rsid="444ac5d9" officeooo:paragraph-rsid="444ac5d9"/>
    </style:style>
    <style:style style:name="P77" style:family="paragraph" style:parent-style-name="Table_20_Contents">
      <style:text-properties officeooo:rsid="447bac11" officeooo:paragraph-rsid="447bac11"/>
    </style:style>
    <style:style style:name="P78" style:family="paragraph" style:parent-style-name="Table_20_Contents">
      <style:paragraph-properties fo:text-align="center" style:justify-single-word="false"/>
      <style:text-properties officeooo:rsid="447bac11" officeooo:paragraph-rsid="447bac11"/>
    </style:style>
    <style:style style:name="P79" style:family="paragraph" style:parent-style-name="Table_20_Contents">
      <style:text-properties officeooo:rsid="447c3df5" officeooo:paragraph-rsid="447c3df5"/>
    </style:style>
    <style:style style:name="P80" style:family="paragraph" style:parent-style-name="Table_20_Contents">
      <style:text-properties officeooo:rsid="448919b3" officeooo:paragraph-rsid="448919b3"/>
    </style:style>
    <style:style style:name="P81" style:family="paragraph" style:parent-style-name="Table_20_Contents">
      <style:text-properties officeooo:rsid="44a34d0c" officeooo:paragraph-rsid="44a34d0c"/>
    </style:style>
    <style:style style:name="P82" style:family="paragraph" style:parent-style-name="Table_20_Contents">
      <style:paragraph-properties fo:text-align="center" style:justify-single-word="false"/>
      <style:text-properties officeooo:rsid="44a34d0c" officeooo:paragraph-rsid="44a34d0c"/>
    </style:style>
    <style:style style:name="P83" style:family="paragraph" style:parent-style-name="Table_20_Contents">
      <style:paragraph-properties fo:text-align="center" style:justify-single-word="false"/>
      <style:text-properties officeooo:rsid="44a34d0c" officeooo:paragraph-rsid="44a69c30"/>
    </style:style>
    <style:style style:name="P84" style:family="paragraph" style:parent-style-name="Table_20_Contents">
      <style:text-properties officeooo:rsid="44a848c5" officeooo:paragraph-rsid="44a848c5"/>
    </style:style>
    <style:style style:name="P85" style:family="paragraph" style:parent-style-name="Table_20_Contents">
      <style:paragraph-properties fo:text-align="center" style:justify-single-word="false"/>
      <style:text-properties officeooo:rsid="44a848c5" officeooo:paragraph-rsid="44a848c5"/>
    </style:style>
    <style:style style:name="P86" style:family="paragraph" style:parent-style-name="Table_20_Contents">
      <style:text-properties officeooo:rsid="44904c9b" officeooo:paragraph-rsid="44904c9b"/>
    </style:style>
    <style:style style:name="P87" style:family="paragraph" style:parent-style-name="Table_20_Contents">
      <style:text-properties officeooo:rsid="44b7a7fb" officeooo:paragraph-rsid="44b7a7fb"/>
    </style:style>
    <style:style style:name="P88" style:family="paragraph" style:parent-style-name="Table_20_Contents">
      <style:paragraph-properties fo:text-align="center" style:justify-single-word="false"/>
      <style:text-properties officeooo:rsid="44b7a7fb" officeooo:paragraph-rsid="44b7a7fb"/>
    </style:style>
    <style:style style:name="P89" style:family="paragraph" style:parent-style-name="Table_20_Contents">
      <style:text-properties officeooo:rsid="44b7a7fb" officeooo:paragraph-rsid="44b90de9"/>
    </style:style>
    <style:style style:name="P90" style:family="paragraph" style:parent-style-name="Table_20_Contents">
      <style:text-properties officeooo:rsid="449a9106" officeooo:paragraph-rsid="449a9106"/>
    </style:style>
    <style:style style:name="P91" style:family="paragraph" style:parent-style-name="Table_20_Contents">
      <style:paragraph-properties fo:text-align="center" style:justify-single-word="false"/>
      <style:text-properties officeooo:rsid="44a004ce" officeooo:paragraph-rsid="44a004ce"/>
    </style:style>
    <style:style style:name="P92" style:family="paragraph" style:parent-style-name="Záhlaví_20_tabulky">
      <style:text-properties officeooo:rsid="448919b3" officeooo:paragraph-rsid="448919b3"/>
    </style:style>
    <style:style style:name="P93" style:family="paragraph" style:parent-style-name="Záhlaví_20_tabulky">
      <style:text-properties officeooo:rsid="448919b3" officeooo:paragraph-rsid="44baebac"/>
    </style:style>
    <style:style style:name="P94" style:family="paragraph" style:parent-style-name="Záhlaví_20_tabulky">
      <style:text-properties officeooo:rsid="44904c9b" officeooo:paragraph-rsid="44904c9b"/>
    </style:style>
    <style:style style:name="P95" style:family="paragraph" style:parent-style-name="Záhlaví_20_tabulky">
      <style:text-properties officeooo:rsid="44b7a7fb" officeooo:paragraph-rsid="44b7a7fb"/>
    </style:style>
    <style:style style:name="P96" style:family="paragraph" style:parent-style-name="Text_20_body">
      <style:paragraph-properties fo:margin-left="1.249cm" fo:margin-right="0cm" fo:text-indent="0cm" style:auto-text-indent="false"/>
      <style:text-properties officeooo:rsid="448b8cbd" officeooo:paragraph-rsid="448b8cbd"/>
    </style:style>
    <style:style style:name="P97" style:family="paragraph" style:parent-style-name="Text_20_body">
      <style:paragraph-properties fo:margin-left="1.249cm" fo:margin-right="0cm" fo:text-indent="0cm" style:auto-text-indent="false"/>
      <style:text-properties officeooo:rsid="448cca06" officeooo:paragraph-rsid="449245b3"/>
    </style:style>
    <style:style style:name="P98" style:family="paragraph" style:parent-style-name="Table_20_Heading">
      <style:text-properties officeooo:rsid="44c8e11c" officeooo:paragraph-rsid="44c8e11c"/>
    </style:style>
    <style:style style:name="P99" style:family="paragraph" style:parent-style-name="Example">
      <style:text-properties officeooo:rsid="44fdf49b" officeooo:paragraph-rsid="45299022"/>
    </style:style>
    <style:style style:name="P100" style:family="paragraph" style:parent-style-name="Example">
      <style:text-properties officeooo:paragraph-rsid="452460c5"/>
    </style:style>
    <style:style style:name="P101" style:family="paragraph" style:parent-style-name="Heading_20_1">
      <style:text-properties officeooo:paragraph-rsid="453415a1"/>
    </style:style>
    <style:style style:name="P102" style:family="paragraph" style:parent-style-name="Heading_20_1" style:master-page-name="Standard">
      <style:paragraph-properties style:page-number="auto"/>
      <style:text-properties officeooo:rsid="448664dc" officeooo:paragraph-rsid="448664dc"/>
    </style:style>
    <style:style style:name="P103" style:family="paragraph" style:parent-style-name="Heading_20_2">
      <style:text-properties officeooo:rsid="44eda4c9" officeooo:paragraph-rsid="44eda4c9"/>
    </style:style>
    <style:style style:name="P104" style:family="paragraph" style:parent-style-name="Heading_20_2">
      <style:text-properties officeooo:rsid="452eaa7c"/>
    </style:style>
    <style:style style:name="P105" style:family="paragraph" style:parent-style-name="Heading_20_2">
      <style:text-properties officeooo:paragraph-rsid="452eaa7c"/>
    </style:style>
    <style:style style:name="P106" style:family="paragraph" style:parent-style-name="Heading_20_3">
      <style:text-properties officeooo:paragraph-rsid="4515bf87"/>
    </style:style>
    <style:style style:name="P107" style:family="paragraph" style:parent-style-name="Heading_20_3">
      <style:text-properties officeooo:paragraph-rsid="45197c0c"/>
    </style:style>
    <style:style style:name="P108" style:family="paragraph" style:parent-style-name="Heading_20_3">
      <style:text-properties officeooo:paragraph-rsid="44bf46b9"/>
    </style:style>
    <style:style style:name="P109" style:family="paragraph" style:parent-style-name="Heading_20_3">
      <style:text-properties officeooo:rsid="448b8cbd" officeooo:paragraph-rsid="448b8cbd"/>
    </style:style>
    <style:style style:name="P110" style:family="paragraph" style:parent-style-name="Table_20_Contents">
      <style:text-properties officeooo:rsid="44b7a7fb" officeooo:paragraph-rsid="44b7a7fb"/>
    </style:style>
    <style:style style:name="P111" style:family="paragraph" style:parent-style-name="Table_20_Contents">
      <style:paragraph-properties fo:text-align="center" style:justify-single-word="false"/>
      <style:text-properties officeooo:rsid="439c3be6" officeooo:paragraph-rsid="439c3be6"/>
    </style:style>
    <style:style style:name="P112" style:family="paragraph" style:parent-style-name="Table_20_Contents">
      <style:text-properties officeooo:rsid="44a34d0c" officeooo:paragraph-rsid="454daf5d"/>
    </style:style>
    <style:style style:name="P113" style:family="paragraph" style:parent-style-name="Text_20_body" style:list-style-name="L1">
      <style:text-properties officeooo:rsid="44d8283d" officeooo:paragraph-rsid="44d8283d"/>
    </style:style>
    <style:style style:name="P114" style:family="paragraph" style:parent-style-name="Text_20_body" style:list-style-name="L1">
      <style:text-properties officeooo:rsid="44c145ff" officeooo:paragraph-rsid="44c145ff"/>
    </style:style>
    <style:style style:name="P115" style:family="paragraph" style:parent-style-name="Text_20_body" style:list-style-name="L1">
      <style:text-properties officeooo:rsid="44c17ef9" officeooo:paragraph-rsid="44c17ef9"/>
    </style:style>
    <style:style style:name="P116" style:family="paragraph" style:parent-style-name="Text_20_body" style:list-style-name="L1">
      <style:text-properties officeooo:rsid="44d82b0f" officeooo:paragraph-rsid="44d82b0f"/>
    </style:style>
    <style:style style:name="P117"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18"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19" style:family="paragraph" style:parent-style-name="Text_20_body" style:list-style-name="L3">
      <style:text-properties officeooo:rsid="453560c0" officeooo:paragraph-rsid="453560c0"/>
    </style:style>
    <style:style style:name="P120" style:family="paragraph" style:parent-style-name="Text_20_body" style:list-style-name="L3">
      <style:text-properties officeooo:rsid="448034da" officeooo:paragraph-rsid="453415a1"/>
    </style:style>
    <style:style style:name="P121" style:family="paragraph" style:parent-style-name="Text_20_body" style:list-style-name="L3">
      <style:text-properties officeooo:rsid="4536cc23" officeooo:paragraph-rsid="4536cc23"/>
    </style:style>
    <style:style style:name="P122" style:family="paragraph" style:parent-style-name="Text_20_body" style:list-style-name="L3">
      <style:text-properties officeooo:rsid="453763b5" officeooo:paragraph-rsid="453763b5"/>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font-name="Georgia" fo:font-size="8pt" fo:letter-spacing="0.007cm" fo:language="cs" fo:country="CZ" officeooo:rsid="454d2d9f" style:letter-kerning="true" style:font-name-asian="Times New Roman" style:font-size-asian="10pt" style:language-asian="zxx" style:country-asian="none" style:font-name-complex="Times New Roman" style:font-size-complex="12pt" style:language-complex="ar" style:country-complex="SA"/>
    </style:style>
    <style:style style:name="T8" style:family="text">
      <style:text-properties officeooo:rsid="43b46930"/>
    </style:style>
    <style:style style:name="T9" style:family="text">
      <style:text-properties officeooo:rsid="43bf7b66"/>
    </style:style>
    <style:style style:name="T10" style:family="text">
      <style:text-properties officeooo:rsid="43cca3ba"/>
    </style:style>
    <style:style style:name="T11" style:family="text">
      <style:text-properties officeooo:rsid="43d5e119"/>
    </style:style>
    <style:style style:name="T12" style:family="text">
      <style:text-properties officeooo:rsid="43d7ab42"/>
    </style:style>
    <style:style style:name="T13" style:family="text">
      <style:text-properties officeooo:rsid="43e3c914"/>
    </style:style>
    <style:style style:name="T14" style:family="text">
      <style:text-properties officeooo:rsid="4409d251"/>
    </style:style>
    <style:style style:name="T15" style:family="text">
      <style:text-properties officeooo:rsid="441cbf68"/>
    </style:style>
    <style:style style:name="T16" style:family="text">
      <style:text-properties officeooo:rsid="441e7f6a"/>
    </style:style>
    <style:style style:name="T17" style:family="text">
      <style:text-properties officeooo:rsid="4448c74c"/>
    </style:style>
    <style:style style:name="T18" style:family="text">
      <style:text-properties officeooo:rsid="444abe9c"/>
    </style:style>
    <style:style style:name="T19" style:family="text">
      <style:text-properties officeooo:rsid="44747aa0"/>
    </style:style>
    <style:style style:name="T20" style:family="text">
      <style:text-properties officeooo:rsid="44749682"/>
    </style:style>
    <style:style style:name="T21" style:family="text">
      <style:text-properties officeooo:rsid="4475c1be"/>
    </style:style>
    <style:style style:name="T22" style:family="text">
      <style:text-properties officeooo:rsid="447c3df5"/>
    </style:style>
    <style:style style:name="T23" style:family="text">
      <style:text-properties officeooo:rsid="44820bca"/>
    </style:style>
    <style:style style:name="T24" style:family="text">
      <style:text-properties officeooo:rsid="44835598"/>
    </style:style>
    <style:style style:name="T25" style:family="text">
      <style:text-properties officeooo:rsid="448a57a5"/>
    </style:style>
    <style:style style:name="T26" style:family="text">
      <style:text-properties officeooo:rsid="448c731f"/>
    </style:style>
    <style:style style:name="T27" style:family="text">
      <style:text-properties officeooo:rsid="44940315"/>
    </style:style>
    <style:style style:name="T28" style:family="text">
      <style:text-properties officeooo:rsid="44949f6b"/>
    </style:style>
    <style:style style:name="T29" style:family="text">
      <style:text-properties officeooo:rsid="4498706f"/>
    </style:style>
    <style:style style:name="T30" style:family="text">
      <style:text-properties officeooo:rsid="44a004ce"/>
    </style:style>
    <style:style style:name="T31" style:family="text">
      <style:text-properties officeooo:rsid="44a34d0c"/>
    </style:style>
    <style:style style:name="T32" style:family="text">
      <style:text-properties officeooo:rsid="44a40a4b"/>
    </style:style>
    <style:style style:name="T33" style:family="text">
      <style:text-properties officeooo:rsid="44a69c30"/>
    </style:style>
    <style:style style:name="T34" style:family="text">
      <style:text-properties officeooo:rsid="44a848c5"/>
    </style:style>
    <style:style style:name="T35" style:family="text">
      <style:text-properties officeooo:rsid="44a867bb"/>
    </style:style>
    <style:style style:name="T36" style:family="text">
      <style:text-properties officeooo:rsid="44a9553d"/>
    </style:style>
    <style:style style:name="T37" style:family="text">
      <style:text-properties officeooo:rsid="44ab2351"/>
    </style:style>
    <style:style style:name="T38" style:family="text">
      <style:text-properties officeooo:rsid="44ae2d9c"/>
    </style:style>
    <style:style style:name="T39" style:family="text">
      <style:text-properties officeooo:rsid="44b2966c"/>
    </style:style>
    <style:style style:name="T40" style:family="text">
      <style:text-properties officeooo:rsid="44b73070"/>
    </style:style>
    <style:style style:name="T41" style:family="text">
      <style:text-properties officeooo:rsid="44b7a7fb"/>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style:font-style-asian="normal" style:font-style-complex="normal"/>
    </style:style>
    <style:style style:name="T45" style:family="text">
      <style:text-properties fo:font-style="normal" officeooo:rsid="44e6c974" style:font-style-asian="normal" style:font-style-complex="normal"/>
    </style:style>
    <style:style style:name="T46" style:family="text">
      <style:text-properties fo:font-weight="normal" style:font-weight-asian="normal" style:font-weight-complex="normal"/>
    </style:style>
    <style:style style:name="T47" style:family="text">
      <style:text-properties officeooo:rsid="44b90de9"/>
    </style:style>
    <style:style style:name="T48" style:family="text">
      <style:text-properties officeooo:rsid="44baebac"/>
    </style:style>
    <style:style style:name="T49" style:family="text">
      <style:text-properties officeooo:rsid="44c17ef9"/>
    </style:style>
    <style:style style:name="T50" style:family="text">
      <style:text-properties officeooo:rsid="44c30151"/>
    </style:style>
    <style:style style:name="T51" style:family="text">
      <style:text-properties officeooo:rsid="44c67e5d"/>
    </style:style>
    <style:style style:name="T52" style:family="text">
      <style:text-properties officeooo:rsid="44cad5c3"/>
    </style:style>
    <style:style style:name="T53" style:family="text">
      <style:text-properties officeooo:rsid="44ccc0fd"/>
    </style:style>
    <style:style style:name="T54" style:family="text">
      <style:text-properties officeooo:rsid="44d8283d"/>
    </style:style>
    <style:style style:name="T55" style:family="text">
      <style:text-properties officeooo:rsid="44d90dc8"/>
    </style:style>
    <style:style style:name="T56" style:family="text">
      <style:text-properties officeooo:rsid="44d920e3"/>
    </style:style>
    <style:style style:name="T57" style:family="text">
      <style:text-properties officeooo:rsid="44d9d64c"/>
    </style:style>
    <style:style style:name="T58" style:family="text">
      <style:text-properties officeooo:rsid="44de87e5"/>
    </style:style>
    <style:style style:name="T59" style:family="text">
      <style:text-properties fo:font-style="italic" style:font-style-asian="italic" style:font-style-complex="italic"/>
    </style:style>
    <style:style style:name="T60" style:family="text">
      <style:text-properties officeooo:rsid="44e1527f"/>
    </style:style>
    <style:style style:name="T61" style:family="text">
      <style:text-properties officeooo:rsid="44e505c7"/>
    </style:style>
    <style:style style:name="T62" style:family="text">
      <style:text-properties fo:font-weight="bold" style:font-weight-asian="bold" style:font-weight-complex="bold"/>
    </style:style>
    <style:style style:name="T63" style:family="text">
      <style:text-properties officeooo:rsid="44e7e408"/>
    </style:style>
    <style:style style:name="T64" style:family="text">
      <style:text-properties officeooo:rsid="44eba2dd"/>
    </style:style>
    <style:style style:name="T65" style:family="text">
      <style:text-properties officeooo:rsid="44ee7f7c"/>
    </style:style>
    <style:style style:name="T66" style:family="text">
      <style:text-properties officeooo:rsid="44ef4ac8"/>
    </style:style>
    <style:style style:name="T67" style:family="text">
      <style:text-properties officeooo:rsid="44f09952"/>
    </style:style>
    <style:style style:name="T68" style:family="text">
      <style:text-properties officeooo:rsid="44f1b308"/>
    </style:style>
    <style:style style:name="T69" style:family="text">
      <style:text-properties officeooo:rsid="44f1bee8"/>
    </style:style>
    <style:style style:name="T70" style:family="text">
      <style:text-properties officeooo:rsid="44f66367"/>
    </style:style>
    <style:style style:name="T71" style:family="text">
      <style:text-properties officeooo:rsid="44f6c94e"/>
    </style:style>
    <style:style style:name="T72" style:family="text">
      <style:text-properties officeooo:rsid="44f9f453"/>
    </style:style>
    <style:style style:name="T73" style:family="text">
      <style:text-properties officeooo:rsid="450a5ce9"/>
    </style:style>
    <style:style style:name="T74" style:family="text">
      <style:text-properties officeooo:rsid="451168d3"/>
    </style:style>
    <style:style style:name="T75" style:family="text">
      <style:text-properties officeooo:rsid="45137ace"/>
    </style:style>
    <style:style style:name="T76" style:family="text">
      <style:text-properties officeooo:rsid="4514d6e9"/>
    </style:style>
    <style:style style:name="T77" style:family="text">
      <style:text-properties officeooo:rsid="4516cbd5"/>
    </style:style>
    <style:style style:name="T78" style:family="text">
      <style:text-properties officeooo:rsid="4518ab05"/>
    </style:style>
    <style:style style:name="T79" style:family="text">
      <style:text-properties officeooo:rsid="45197c0c"/>
    </style:style>
    <style:style style:name="T80" style:family="text">
      <style:text-properties officeooo:rsid="451d1da7"/>
    </style:style>
    <style:style style:name="T81" style:family="text">
      <style:text-properties officeooo:rsid="451ec006"/>
    </style:style>
    <style:style style:name="T82" style:family="text">
      <style:text-properties officeooo:rsid="451ecbe9"/>
    </style:style>
    <style:style style:name="T83" style:family="text">
      <style:text-properties officeooo:rsid="4520a274"/>
    </style:style>
    <style:style style:name="T84" style:family="text">
      <style:text-properties officeooo:rsid="4525ee4b"/>
    </style:style>
    <style:style style:name="T85" style:family="text">
      <style:text-properties officeooo:rsid="45299022"/>
    </style:style>
    <style:style style:name="T86" style:family="text">
      <style:text-properties officeooo:rsid="452ab8d6"/>
    </style:style>
    <style:style style:name="T87" style:family="text">
      <style:text-properties officeooo:rsid="452ce818"/>
    </style:style>
    <style:style style:name="T88" style:family="text">
      <style:text-properties officeooo:rsid="452eaa7c"/>
    </style:style>
    <style:style style:name="T89" style:family="text">
      <style:text-properties officeooo:rsid="452f9391"/>
    </style:style>
    <style:style style:name="T90" style:family="text">
      <style:text-properties officeooo:rsid="45393a79"/>
    </style:style>
    <style:style style:name="T91" style:family="text">
      <style:text-properties officeooo:rsid="454d2d9f"/>
    </style:style>
    <style:style style:name="T92" style:family="text">
      <style:text-properties style:text-line-through-style="solid" style:text-line-through-type="single"/>
    </style:style>
    <style:style style:name="T93" style:family="text">
      <style:text-properties style:text-line-through-style="solid" style:text-line-through-type="single" officeooo:rsid="454e99e6"/>
    </style:style>
    <style:style style:name="T94" style:family="text">
      <style:text-properties style:text-line-through-style="solid" style:text-line-through-type="single" officeooo:rsid="454ee0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Loot</text:h>
      <text:p text:style-name="P16">/<text:span text:style-name="T76">*</text:span></text:p>
      <text:p text:style-name="P21">PLAN:<text:line-break/>- na rare kouzla a rare recepty se v první verzi vykašlu. Jako loot se dají použít i recepty a kouzla v pravidech + bude to obsahem modulů.<text:line-break/>- <text:span text:style-name="T90">ne tak docela – recepty z rare surovin by v pravidlech bejt měly.</text:span></text:p>
      <text:p text:style-name="P21">*/</text:p>
      <text:p text:style-name="P16">V této kapitole si probereme, kolik by měly postavy vydělávat a za co mohou své zlaťáky utrácet.</text:p>
      <text:h text:style-name="Heading_20_2" text:outline-level="2">Zdroje příjmů</text:h>
      <text:h text:style-name="P106" text:outline-level="3">Prodej nalezených pokladů</text:h>
      <text:p text:style-name="P22">Nejčastějším zdrojem příjmů postav je prodej nalezených cenností. <text:span text:style-name="T64">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107" text:outline-level="3"><text:soft-page-break/>Odměn<text:span text:style-name="T79">a</text:span></text:h>
      <text:p text:style-name="P23">Dalším obvyklým zdrojem příjmů dobrodruhů jsou odměny. Pán kraje může například vypsat odměnu za hlavu nestvůry, která <text:span text:style-name="T77">vraždí</text:span> nebohé vesničany, <text:span text:style-name="T77">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24">Postavy se mohou nechat najmou jako strážci karavany, ozbrojená posádka námořní lodi, jako ochranka nějakého velmože a podobně. K odhadu, kolik si tím vydělají, použij náklady <text:span text:style-name="T78">na</text:span> živobytí. <text:span text:style-name="T61">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62">Pavel:</text:span> „Domluvil jsem, že se můžeme přidat ke kupecké karavaně, která míří stejným směrem. Budou nás platit jako běžné zbrojnoše, tedy 3 zlaťáky na osobu za měsíc.</text:p>
      <text:p text:style-name="Example"><text:soft-page-break/><text:span text:style-name="T62">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62">Pán jeskyně:</text:span> „<text:span text:style-name="T63">Ve skutečnosti to bude asi tak, že jíst budete společně s karavanou a odečtou vám to z žoldu. Ale celkově si vyděláte těch 6 zlatých, jak říkala Katka.</text:span>“</text:p>
      <text:p text:style-name="Example"><text:span text:style-name="T43">Jana:</text:span><text:span text:style-name="T44"> „Jsem pro. </text:span><text:span text:style-name="T45">Kdy vyrážíme?</text:span><text:span text:style-name="T44">“</text:span></text:p>
      <text:p text:style-name="P27">Nemusí to samozřejmě být přesně tyto částky. Vůdce karavany může klidně nabídnout trochu víc nebo míň a postavy mohou smlouvat.</text:p>
      <text:h text:style-name="Heading_20_3" text:outline-level="3">Obyčejná práce</text:h>
      <text:p text:style-name="P16">Postavy <text:span text:style-name="T78">také</text:span> mohou chtít provozovat obyčejnou, nedobrodružnou živnost. Válečník s dovedností <text:span text:style-name="T59">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60">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25"><text:soft-page-break/>Příjmy z obyčejné práce se hodí, když postavy někam cestují, nebo třeba když chcete posunout čas ve hře. <text:span text:style-name="T80">V tom případě můžete říct, že se postavy živí tím, co umí, a nemusí tedy po tuto dobu utrácet za živobytí.</text:span></text:p>
      <text:h text:style-name="P103" text:outline-level="2">Kolik by měly postavy vydělávat?</text:h>
      <text:p text:style-name="P17">Při přidělování pokladů mysli především na to, aby postavy měly za co utrácet. Hráč<text:span text:style-name="T75">i</text:span> by <text:span text:style-name="T75">si</text:span> vždy měli <text:span text:style-name="T75">říkat</text:span> „chceme si koupit tohle tohle a tohle a potřebujeme na to vydělat“, nikoliv „máme spoustu peněz a nevíme, co s nimi“.<text:line-break/><text:tab/><text:span text:style-name="T65">Předtím, než začneš vymýšlet, jaké poklady na postavy čekají, si tedy udělej přehled o tom, jaké mají výdaje a co si mohou chtít koupit.</text:span></text:p>
      <text:p text:style-name="P18">TODO: Výcvik a přestupy na vyšší úroveň?<text:line-break/>Knihy (studijní materiál).</text:p>
      <text:p text:style-name="Example_20_Header">Živobytí</text:p>
      <text:p text:style-name="Example"><text:span text:style-name="T67">Postavy si určitě</text:span> budou chtí<text:span text:style-name="T58">t</text:span> udržet své stávající živobytí, <text:span text:style-name="T69">to tedy obvykle budou jejich náklady</text:span>. <text:span text:style-name="T68">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86">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66">Pokud </text:span>ale<text:span text:style-name="T66">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71">Trvalé k</text:span>ouzelné předměty</text:p>
      <text:p text:style-name="Example">Kouzelné předměty <text:span text:style-name="T70">postavám</text:span> rozšiřují možnosti <text:span text:style-name="T70">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100">V nabídce obchodníků by také určitě měly být lektvary a jiné spotřební kouzelné předměty. Drž si přehled o tom, kolik jich hráči mají – pokud mají <text:span text:style-name="T81">desítky</text:span> <text:span text:style-name="T59">léčivých lektvarů</text:span> a jen zřídka nějaký použijí, o další nejspíš stát nebudou.<text:line-break/><text:tab/>Pokud je v družině alchymista, měl by většinu lektvarů vyrábět on, <text:span text:style-name="T83">aby měl možnost uplatnit své schopnosti</text:span>. <text:span text:style-name="T82">Je to</text:span> zajištěno tím, že je vyrábí levněji (za poloviční cenu než za jakou je prodávají obchodníci), ale i tak je dobré mu nedělat konkurenci a dávat <text:span text:style-name="T73">do nabídky</text:span> obchodníků spíš lektvary, které neumí vyr<text:span text:style-name="T84">obit</text:span>.</text:p>
      <text:p text:style-name="Example_20_Header">Alchymistické suroviny</text:p>
      <text:p text:style-name="Example">Většinu surovin by měl alchymista vytěžit z toho, co najde, <text:span text:style-name="T72">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74">Nepříjemné ale je, že</text:span> se tím trivializují všechny menší částky. <text:span text:style-name="T74">Než tedy postavy zavalíš horou zlata, ujisti se, že si opravdu chtějí něco drahého pořídit.</text:span></text:p>
      <text:p text:style-name="P19"><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26">TODO: Až budou kouzelné předměty, tak přepracovat konec příkladu – měl by tam určitě bejt součet, <text:span text:style-name="T87">což je</text:span> rozpočet na další úroveň.</text:p>
      <text:p text:style-name="P99">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85">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P104" text:outline-level="2">Oceňování pokladů</text:h>
      <text:p text:style-name="P20">Truhla velká dřevěná s kováním</text:p>
      <text:p text:style-name="P20">Truhla velká dřevěná</text:p>
      <text:p text:style-name="P20">Truhla střední dřevěná s kováním</text:p>
      <text:p text:style-name="P20">Truhla střední dřevěná</text:p>
      <text:p text:style-name="P20">Truhla malá dřevěná s kováním</text:p>
      <text:p text:style-name="P20"><text:soft-page-break/>Truhla malá dřevěná</text:p>
      <text:p text:style-name="P20">Truhlice, celokovová</text:p>
      <text:p text:style-name="P20">Zámek na truhlu - vestavěný</text:p>
      <text:p text:style-name="P20">Zámek - visací</text:p>
      <text:p text:style-name="P20"/>
      <text:p text:style-name="P20">Drahé plátno</text:p>
      <text:p text:style-name="P20">Koberec</text:p>
      <text:p text:style-name="P20">Mosazné nádobí</text:p>
      <text:p text:style-name="P7">Stříbrné nádobí</text:p>
      <text:p text:style-name="P7"/>
      <text:p text:style-name="P8">Knihy</text:p>
      <text:h text:style-name="Heading_20_3" text:outline-level="3">Cena <text:span text:style-name="T54">materiálu</text:span></text:h>
      <text:p text:style-name="P14">Mince mají cenu kovů, ze kterých jsou vyrobené. Jedna mince obyčejně váží 4 gramy, jeden kilogram kovu tedy stojí stejně jako 250 mincí z něj vyrobených.</text:p>
      <text:list xml:id="list15127082" text:style-name="L1">
        <text:list-item>
          <text:p text:style-name="P113">Železo a ocel stojí desetkrát méně než měď.</text:p>
        </text:list-item>
        <text:list-item>
          <text:p text:style-name="P114">Bronz, cín <text:span text:style-name="T49">a</text:span> mosaz stojí <text:span text:style-name="T49">zhruba</text:span> stejně jako měď.</text:p>
        </text:list-item>
        <text:list-item>
          <text:p text:style-name="P115">Stříbro stojí desetkrát víc, zlato stokrát víc.</text:p>
        </text:list-item>
        <text:list-item>
          <text:p text:style-name="P116">Slonovina, rohovina a polodrahokamy (nefrit, křišťál) stojí zhruba jako stříbro.</text:p>
        </text:list-item>
      </text:list>
      <text:p text:style-name="P15"><text:soft-page-break/><text:span text:style-name="T50">P</text:span>oměry cen <text:span text:style-name="T55">materiálů</text:span> zůstávají zachovány i u výrobků. Zlatá náušnice tedy bude stát desetkrát víc než stříbrná <text:span text:style-name="T56">a zlatá soška bude stát desetkrát víc než soška ze slonoviny</text:span>.</text:p>
      <text:h text:style-name="P108" text:outline-level="3"><text:span text:style-name="T40">Kovové i</text:span>ngoty</text:h>
      <text:p text:style-name="P5"><text:span text:style-name="T51">Ingoty, stejně jako mince, m</text:span>ají cenu kovu, ze kterého jsou vyrobené.</text:p>
      <text:list xml:id="list1692205015" text:style-name="L2">
        <text:list-item>
          <text:p text:style-name="P117">Malý ingot váží 40 gramů a stojí jako 10 mincí z příslušného kovu.</text:p>
        </text:list-item>
        <text:list-item>
          <text:p text:style-name="P117">Střední ingot váží 200 gramů a stojí jako 50 mincí z příslušného kovu.</text:p>
        </text:list-item>
        <text:list-item>
          <text:p text:style-name="P117">Velký ingot váží 1 kg a stojí jako 250 mincí z příslušného kovu.</text:p>
        </text:list-item>
      </text:list>
      <text:h text:style-name="Heading_20_3" text:outline-level="3">Šperky</text:h>
      <text:p text:style-name="P6">V tabulce je uvedena cena základu šperků, bez vsazených drahých kamenů či perel. Jejich cenu tedy musíš přičíst.</text:p>
      <text:p text:style-name="Example_20_Header">Příklad:</text:p>
      <text:p text:style-name="Example">Stříbrná náušnice s perlou stojí 15 st <text:span text:style-name="T57">(</text:span>5 st za stříbrnou náušnici a 1 zl za vsazenou perlu<text:span text:style-name="T57">)</text:span>.</text:p>
      <text:h text:style-name="Heading_20_3" text:outline-level="3">Sošky</text:h>
      <text:p text:style-name="P10">Zlato, stříbro</text:p>
      <text:p text:style-name="P11">Polodrahokam (křišťál, nefrit)</text:p>
      <text:p text:style-name="P10">Slonovina nebo rohovina</text:p>
      <text:h text:style-name="Heading_20_3" text:outline-level="3"><text:soft-page-break/>Nádobí</text:h>
      <text:p text:style-name="P11">stříbro</text:p>
      <text:h text:style-name="Heading_20_3" text:outline-level="3">Drahokamy</text:h>
      <text:p text:style-name="P2"><text:span text:style-name="T92">Cena uvedená v tabulce je za vybroušený drahokam. Surový (nebroušený) kámen stojí polovinu </text:span><text:span text:style-name="T93">(to by byl strašnej vejvar pro brusiče, navíc to asi není </text:span><text:span text:style-name="T94">pro hru</text:span><text:span text:style-name="T93"> podstatný)</text:span><text:span text:style-name="T92">.</text:span> Cena drahokamů prudce roste s jejich velikostí. <text:span text:style-name="T28">V tabulce je cena za kámen běžné velikosti, malé kameny stojí desetinu. Opravdu velké drahokamy mohou stát desetinásobek nebo ještě víc, jsou ale nesmírně vzácné, obvykle mají svá vlastní jména a nepovalují se jen tak po jeskyních.</text:span></text:p>
      <text:p text:style-name="P96">Diamant <text:span text:style-name="T27">(čirý, žlutý, modrý, růžový, červený)</text:span></text:p>
      <text:p text:style-name="P96">Smaragd <text:span text:style-name="T29">(zelený)</text:span></text:p>
      <text:p text:style-name="P96">Rubín <text:span text:style-name="T29">(červený)</text:span></text:p>
      <text:p text:style-name="P96">Safír <text:span text:style-name="T29">(modrý, oranžový, růžový, žlutý, zelený)</text:span></text:p>
      <text:p text:style-name="P97">Topaz <text:span text:style-name="T29">(čirý, žlutý, růžový, hnědý, modrý)</text:span></text:p>
      <text:h text:style-name="P109"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30">Neopracované stojí polovinu.</text:span></text:p>
      <text:p text:style-name="P96">Achát, <text:span text:style-name="T26">Akvamarín, Ametyst, Beryl, Citrín, Granát, Hematit, Chryzoberyl, Jantar, Jaspis, Kalcit,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9">hedvábí</text:p>
      <text:h text:style-name="Heading_20_3" text:outline-level="3">Koberce</text:h>
      <text:p text:style-name="P13"/>
      <text:h text:style-name="Heading_20_3" text:outline-level="3">Pozlacené předměty a padělky</text:h>
      <text:p text:style-name="P4">Pozlacen<text:span text:style-name="T39">é</text:span> <text:span text:style-name="T39">předměty</text:span> <text:span text:style-name="T38">(setina ceny zlatých, možná ještě míň)</text:span></text:p>
      <text:h text:style-name="Heading_20_3" text:outline-level="3">Určování cen pokladů</text:h>
      <text:p text:style-name="P118">Pozor na to, že ceny uvedené v následující tabulce jsou výkupní – za tuto cenu tedy tyto věci obchodník koupí od postav. <text:span text:style-name="T52">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98"><text:span text:style-name="T53">Výkupní</text:span> cen<text:span text:style-name="T53">y</text:span> pokladů</text:p>
          </table:table-cell>
          <table:covered-table-cell/>
        </table:table-row>
        <table:table-row table:style-name="Table1.2">
          <table:table-cell table:style-name="Table1.A2" table:number-columns-spanned="2" office:value-type="string">
            <text:p text:style-name="P92"><text:span text:style-name="T48">Stříbrné š</text:span>perky</text:p>
          </table:table-cell>
          <table:covered-table-cell/>
        </table:table-row>
        <table:table-row table:style-name="Table1.3">
          <table:table-cell table:style-name="Table1.A2" office:value-type="string">
            <text:p text:style-name="P80"><text:span text:style-name="T31">P</text:span>rsten, <text:span text:style-name="T31">jehlice, brož</text:span>, <text:span text:style-name="T31">dvě</text:span> náušnice, <text:span text:style-name="T32">spona</text:span></text:p>
          </table:table-cell>
          <table:table-cell table:style-name="Table1.A2" office:value-type="string">
            <text:p text:style-name="P82">1 zl</text:p>
          </table:table-cell>
        </table:table-row>
        <table:table-row table:style-name="Table1.4">
          <table:table-cell table:style-name="Table1.A2" office:value-type="string">
            <text:p text:style-name="P80"><text:span text:style-name="T31">N</text:span>áhrdelník, <text:span text:style-name="T25">náramek nebo čelenka</text:span></text:p>
          </table:table-cell>
          <table:table-cell table:style-name="Table1.A2" office:value-type="string">
            <text:p text:style-name="P82">3 zl</text:p>
          </table:table-cell>
        </table:table-row>
        <table:table-row table:style-name="Table1.5">
          <table:table-cell table:style-name="Table1.A2" office:value-type="string">
            <text:p text:style-name="P112">Pás, <text:span text:style-name="T37">řetěz, ž</text:span>ezlo, koruna</text:p>
          </table:table-cell>
          <table:table-cell table:style-name="Table1.A2" office:value-type="string">
            <text:p text:style-name="P83"><text:span text:style-name="T33">5</text:span> zl</text:p>
          </table:table-cell>
        </table:table-row>
        <table:table-row table:style-name="Table1.6">
          <table:table-cell table:style-name="Table1.A2" table:number-columns-spanned="2" office:value-type="string">
            <text:p text:style-name="P93"><text:span text:style-name="T48">Zlaté š</text:span>perky</text:p>
          </table:table-cell>
          <table:covered-table-cell/>
        </table:table-row>
        <table:table-row table:style-name="Table1.7">
          <table:table-cell table:style-name="Table1.A2" office:value-type="string">
            <text:p text:style-name="P80"><text:span text:style-name="T31">P</text:span>rsten, <text:span text:style-name="T31">jehlice, brož</text:span>, <text:span text:style-name="T31">dvě</text:span> náušnice, <text:span text:style-name="T32">spona</text:span></text:p>
          </table:table-cell>
          <table:table-cell table:style-name="Table1.A2" office:value-type="string">
            <text:p text:style-name="P82">10 zl</text:p>
          </table:table-cell>
        </table:table-row>
        <table:table-row table:style-name="Table1.8">
          <table:table-cell table:style-name="Table1.A2" office:value-type="string">
            <text:p text:style-name="P80"><text:span text:style-name="T31">N</text:span>áhrdelník, <text:span text:style-name="T25">náramek nebo čelenka</text:span></text:p>
          </table:table-cell>
          <table:table-cell table:style-name="Table1.A2" office:value-type="string">
            <text:p text:style-name="P82">30 zl</text:p>
          </table:table-cell>
        </table:table-row>
        <table:table-row table:style-name="Table1.9">
          <table:table-cell table:style-name="Table1.A2" office:value-type="string">
            <text:p text:style-name="P112">Pás, <text:span text:style-name="T37">řetěz, ž</text:span>ezlo, koruna</text:p>
          </table:table-cell>
          <table:table-cell table:style-name="Table1.A2" office:value-type="string">
            <text:p text:style-name="P83">50 zl</text:p>
          </table:table-cell>
        </table:table-row>
        <table:table-row table:style-name="Table1.10">
          <table:table-cell table:style-name="Table1.A10" table:number-columns-spanned="2" office:value-type="string">
            <text:p text:style-name="P94">Drahé kameny a perly</text:p>
          </table:table-cell>
          <table:covered-table-cell/>
        </table:table-row>
        <table:table-row table:style-name="Table1.11">
          <table:table-cell table:style-name="Table1.A10" office:value-type="string">
            <text:p text:style-name="P90">Polodrahokam</text:p>
          </table:table-cell>
          <table:table-cell table:style-name="Table1.A10" office:value-type="string">
            <text:p text:style-name="P91">1 zl</text:p>
          </table:table-cell>
        </table:table-row>
        <table:table-row table:style-name="Table1.12">
          <table:table-cell table:style-name="Table1.A10" office:value-type="string">
            <text:p text:style-name="P86"><text:span text:style-name="T34">Bílá nebo růžová p</text:span>erla</text:p>
          </table:table-cell>
          <table:table-cell table:style-name="Table1.A10" office:value-type="string">
            <text:p text:style-name="P85"><text:span text:style-name="T35">1</text:span> zl</text:p>
          </table:table-cell>
        </table:table-row>
        <table:table-row table:style-name="Table1.13">
          <table:table-cell table:style-name="Table1.A10" office:value-type="string">
            <text:p text:style-name="P84">Černá perla</text:p>
          </table:table-cell>
          <table:table-cell table:style-name="Table1.A10" office:value-type="string">
            <text:p text:style-name="P85"><text:span text:style-name="T35">5</text:span> zl</text:p>
          </table:table-cell>
        </table:table-row>
        <table:table-row table:style-name="Table1.14">
          <table:table-cell table:style-name="Table1.A10" office:value-type="string">
            <text:p text:style-name="P84">Topaz</text:p>
          </table:table-cell>
          <table:table-cell table:style-name="Table1.A10" office:value-type="string">
            <text:p text:style-name="P85"><text:span text:style-name="T36">5</text:span> zl</text:p>
          </table:table-cell>
        </table:table-row>
        <table:table-row table:style-name="Table1.15">
          <table:table-cell table:style-name="Table1.A10" office:value-type="string">
            <text:p text:style-name="P86">Safír</text:p>
          </table:table-cell>
          <table:table-cell table:style-name="Table1.A10" office:value-type="string">
            <text:p text:style-name="P85"><text:span text:style-name="T36">8</text:span> zl</text:p>
          </table:table-cell>
        </table:table-row>
        <table:table-row table:style-name="Table1.16">
          <table:table-cell table:style-name="Table1.A10" office:value-type="string">
            <text:p text:style-name="P86">Rubín</text:p>
          </table:table-cell>
          <table:table-cell table:style-name="Table1.A10" office:value-type="string">
            <text:p text:style-name="P85"><text:span text:style-name="T36">10</text:span> z</text:p>
          </table:table-cell>
        </table:table-row>
        <table:table-row table:style-name="Table1.17">
          <table:table-cell table:style-name="Table1.A10" office:value-type="string">
            <text:p text:style-name="P86">Smaragd</text:p>
          </table:table-cell>
          <table:table-cell table:style-name="Table1.A10" office:value-type="string">
            <text:p text:style-name="P85"><text:span text:style-name="T36">15</text:span> zl</text:p>
          </table:table-cell>
        </table:table-row>
        <table:table-row table:style-name="Table1.18">
          <table:table-cell table:style-name="Table1.A10" office:value-type="string">
            <text:p text:style-name="P86">Diamant</text:p>
          </table:table-cell>
          <table:table-cell table:style-name="Table1.A10" office:value-type="string">
            <text:p text:style-name="P85"><text:span text:style-name="T36">25</text:span> zl</text:p>
          </table:table-cell>
        </table:table-row>
        <table:table-row table:style-name="Table1.19">
          <table:table-cell table:style-name="Table1.A10" table:number-columns-spanned="2" office:value-type="string">
            <text:p text:style-name="P95">Malý ingot<text:span text:style-name="T42"> (40 g)</text:span></text:p>
          </table:table-cell>
          <table:covered-table-cell/>
        </table:table-row>
        <table:table-row table:style-name="Table1.20">
          <table:table-cell table:style-name="Table1.A10" office:value-type="string">
            <text:p text:style-name="P89">Měď, cín, bronz <text:span text:style-name="T47">nebo</text:span> mosaz</text:p>
          </table:table-cell>
          <table:table-cell table:style-name="Table1.A10" office:value-type="string">
            <text:p text:style-name="P88">1 st</text:p>
          </table:table-cell>
        </table:table-row>
        <table:table-row table:style-name="Table1.21">
          <table:table-cell table:style-name="Table1.A10" office:value-type="string">
            <text:p text:style-name="P87">Stříbro</text:p>
          </table:table-cell>
          <table:table-cell table:style-name="Table1.A10" office:value-type="string">
            <text:p text:style-name="P37"><text:span text:style-name="T10">1</text:span> zl</text:p>
          </table:table-cell>
        </table:table-row>
        <table:table-row table:style-name="Table1.22">
          <table:table-cell table:style-name="Table1.A10" office:value-type="string">
            <text:p text:style-name="P87">Zlato</text:p>
          </table:table-cell>
          <table:table-cell table:style-name="Table1.A10" office:value-type="string">
            <text:p text:style-name="P37">1<text:span text:style-name="T41">0</text:span> zl</text:p>
          </table:table-cell>
        </table:table-row>
        <table:table-row table:style-name="Table1.23">
          <table:table-cell table:style-name="Table1.A10" table:number-columns-spanned="2" office:value-type="string">
            <text:p text:style-name="P95">Střední ingot<text:span text:style-name="T46"> (200 g)</text:span></text:p>
          </table:table-cell>
          <table:covered-table-cell/>
        </table:table-row>
        <table:table-row table:style-name="Table1.24">
          <table:table-cell table:style-name="Table1.A10" office:value-type="string">
            <text:p text:style-name="P89">Měď, cín, bronz <text:span text:style-name="T47">nebo</text:span> mosaz</text:p>
          </table:table-cell>
          <table:table-cell table:style-name="Table1.A10" office:value-type="string">
            <text:p text:style-name="P88">5 st</text:p>
          </table:table-cell>
        </table:table-row>
        <table:table-row table:style-name="Table1.25">
          <table:table-cell table:style-name="Table1.A10" office:value-type="string">
            <text:p text:style-name="P87">Stříbro</text:p>
          </table:table-cell>
          <table:table-cell table:style-name="Table1.A10" office:value-type="string">
            <text:p text:style-name="P37"><text:span text:style-name="T10">5</text:span> zl</text:p>
          </table:table-cell>
        </table:table-row>
        <table:table-row table:style-name="Table1.26">
          <table:table-cell table:style-name="Table1.A10" office:value-type="string">
            <text:p text:style-name="P87">Zlato</text:p>
          </table:table-cell>
          <table:table-cell table:style-name="Table1.A10" office:value-type="string">
            <text:p text:style-name="P37"><text:span text:style-name="T41">50</text:span> zl</text:p>
          </table:table-cell>
        </table:table-row>
        <table:table-row table:style-name="Table1.27">
          <table:table-cell table:style-name="Table1.A10" table:number-columns-spanned="2" office:value-type="string">
            <text:p text:style-name="P95">Velký ingot<text:span text:style-name="T46"> (1 kg)</text:span></text:p>
          </table:table-cell>
          <table:covered-table-cell/>
        </table:table-row>
        <table:table-row table:style-name="Table1.28">
          <table:table-cell table:style-name="Table1.A10" office:value-type="string">
            <text:p text:style-name="P87">Měď, cín, bronz <text:span text:style-name="T47">nebo</text:span> mosaz</text:p>
          </table:table-cell>
          <table:table-cell table:style-name="Table1.A10" office:value-type="string">
            <text:p text:style-name="P88">25 st</text:p>
          </table:table-cell>
        </table:table-row>
        <table:table-row table:style-name="Table1.29">
          <table:table-cell table:style-name="Table1.A10" office:value-type="string">
            <text:p text:style-name="P87">Stříbro</text:p>
          </table:table-cell>
          <table:table-cell table:style-name="Table1.A10" office:value-type="string">
            <text:p text:style-name="P37"><text:span text:style-name="T41">25</text:span> zl</text:p>
          </table:table-cell>
        </table:table-row>
        <table:table-row table:style-name="Table1.30">
          <table:table-cell table:style-name="Table1.A30" office:value-type="string">
            <text:p text:style-name="P87">Zlato</text:p>
          </table:table-cell>
          <table:table-cell table:style-name="Table1.A30" office:value-type="string">
            <text:p text:style-name="P37"><text:span text:style-name="T41">250</text:span> zl</text:p>
          </table:table-cell>
        </table:table-row>
      </table:table>
      <text:h text:style-name="P105" text:outline-level="2"><text:soft-page-break/>Rozmisťování pokladů</text:h>
      <text:p text:style-name="P12">Většina pokladů by měly být nepříliš cenné věci, <text:span text:style-name="T88">například</text:span> různé obrazy, knihy, koberce, nádobí, stříbrné šperky, menší počet mincí a podobně. Opravdu <text:span text:style-name="T89">cennými</text:span> poklady šetři. Když totiž hráči každou chvíli narazí na zlatou korunu posázenou diamanty, zvyknou si na to a přestane jim to připadat výjimečné a pamětihodné.</text:p>
      <text:h text:style-name="P105" text:outline-level="2">Prodej pokladů</text:h>
      <text:p text:style-name="P28">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p>
      <text:h text:style-name="P101" text:outline-level="1">Neobvyklé předměty</text:h>
      <text:list xml:id="list3453320526" text:style-name="L3">
        <text:list-item>
          <text:p text:style-name="P119">zápalky</text:p>
        </text:list-item>
        <text:list-item>
          <text:p text:style-name="P120">zapalovač</text:p>
        </text:list-item>
        <text:list-item>
          <text:p text:style-name="P121">svěcená voda</text:p>
        </text:list-item>
        <text:list-item>
          <text:p text:style-name="P122">plamenome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9T14:29:38.423000000</dc:date>
    <meta:print-date>2113-01-01T00:00:00</meta:print-date>
    <meta:editing-cycles>21959</meta:editing-cycles>
    <meta:editing-duration>P65DT7M4S</meta:editing-duration>
    <meta:generator>LibreOffice/6.3.2.2$Windows_X86_64 LibreOffice_project/98b30e735bda24bc04ab42594c85f7fd8be07b9c</meta:generator>
    <dc:creator>York </dc:creator>
    <meta:document-statistic meta:table-count="1" meta:image-count="0" meta:object-count="0" meta:page-count="13" meta:paragraph-count="166" meta:word-count="2027" meta:character-count="12300" meta:non-whitespace-character-count="10432"/>
  </office:meta>
</office:document-meta>
</file>